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27cm"/>
    </style:style>
    <style:style style:name="gr3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4" style:family="graphic" style:parent-style-name="standard">
      <style:graphic-properties draw:fill="none" draw:fill-color="#ffff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038cm"/>
    </style:style>
    <style:style style:name="gr6" style:family="graphic" style:parent-style-name="standard">
      <style:graphic-properties draw:stroke="none" svg:stroke-color="#000000" draw:fill="none" draw:fill-color="#ffffff" fo:min-height="1.297cm"/>
    </style:style>
    <style:style style:name="gr7" style:family="graphic" style:parent-style-name="standard">
      <style:graphic-properties draw:stroke="none" svg:stroke-color="#000000" draw:fill="none" draw:fill-color="#ffffff" fo:min-height="1.618cm"/>
    </style:style>
    <style:style style:name="gr8" style:family="graphic" style:parent-style-name="standard">
      <style:graphic-properties draw:stroke="none" svg:stroke-color="#000000" draw:fill="none" draw:fill-color="#ffffff" fo:min-height="0.84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P4" style:family="paragraph">
      <style:text-properties fo:font-size="22pt" fo:font-style="italic" style:font-size-asian="22pt" style:font-style-asian="italic" style:font-size-complex="22pt" style:font-style-complex="italic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3" style:family="text">
      <style:text-properties fo:font-size="22pt" fo:font-style="italic" style:font-size-asian="22pt" style:font-style-asian="italic" style:font-size-complex="22pt" style:font-style-complex="italic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1">
          <draw:glue-point draw:id="4" svg:x="-0.149cm" svg:y="2.692cm"/>
          <draw:glue-point draw:id="5" svg:x="-2.11cm" svg:y="2.488cm" draw:escape-direction="down"/>
          <draw:glue-point draw:id="6" svg:x="-4.07cm" svg:y="2.488cm"/>
          <draw:glue-point draw:id="7" svg:x="-3.825cm" svg:y="4.937cm" draw:escape-direction="down"/>
          <draw:glue-point draw:id="8" svg:x="-2.11cm" svg:y="4.937cm" draw:escape-direction="down"/>
          <draw:rect draw:style-name="gr1" draw:text-style-name="P1" draw:layer="layout" svg:width="1.27cm" svg:height="1.27cm" svg:x="11.732cm" svg:y="2.249cm">
            <text:p/>
          </draw:rect>
          <draw:rect draw:style-name="gr1" draw:text-style-name="P1" draw:layer="layout" svg:width="1.27cm" svg:height="1.27cm" svg:x="13.002cm" svg:y="2.249cm">
            <text:p/>
          </draw:rect>
          <draw:rect draw:style-name="gr1" draw:text-style-name="P1" draw:layer="layout" svg:width="1.27cm" svg:height="1.27cm" svg:x="14.272cm" svg:y="2.249cm">
            <text:p/>
          </draw:rect>
          <draw:rect draw:style-name="gr1" draw:text-style-name="P1" draw:layer="layout" svg:width="1.27cm" svg:height="1.27cm" svg:x="15.542cm" svg:y="2.249cm">
            <text:p/>
          </draw:rect>
          <draw:rect draw:style-name="gr1" draw:text-style-name="P1" draw:layer="layout" svg:width="1.27cm" svg:height="1.27cm" svg:x="16.812cm" svg:y="2.249cm">
            <text:p/>
          </draw:rect>
          <draw:rect draw:style-name="gr1" draw:text-style-name="P1" draw:layer="layout" svg:width="1.27cm" svg:height="1.27cm" svg:x="11.732cm" svg:y="3.519cm">
            <text:p/>
          </draw:rect>
          <draw:rect draw:style-name="gr1" draw:text-style-name="P1" draw:layer="layout" svg:width="1.27cm" svg:height="1.27cm" svg:x="13.002cm" svg:y="3.519cm">
            <text:p/>
          </draw:rect>
          <draw:rect draw:style-name="gr1" draw:text-style-name="P1" draw:layer="layout" svg:width="1.27cm" svg:height="1.27cm" svg:x="14.272cm" svg:y="3.519cm">
            <text:p/>
          </draw:rect>
          <draw:rect draw:style-name="gr1" draw:text-style-name="P1" draw:layer="layout" svg:width="1.27cm" svg:height="1.27cm" svg:x="15.542cm" svg:y="3.519cm">
            <text:p/>
          </draw:rect>
          <draw:rect draw:style-name="gr1" draw:text-style-name="P1" draw:layer="layout" svg:width="1.27cm" svg:height="1.27cm" svg:x="16.812cm" svg:y="3.519cm">
            <text:p/>
          </draw:rect>
        </draw:g>
        <draw:frame draw:style-name="gr2" draw:text-style-name="P2" draw:layer="layout" svg:width="6.15cm" svg:height="1.52cm" svg:x="11.932cm" svg:y="2.419cm">
          <draw:text-box>
            <text:p text:style-name="P2"><text:span text:style-name="T1">0 <text:s text:c="3"/>1 <text:s text:c="3"/>2 <text:s text:c="2"/>3 <text:s text:c="3"/>4</text:span></text:p>
          </draw:text-box>
        </draw:frame>
        <draw:g>
          <draw:rect draw:style-name="gr1" draw:text-style-name="P1" draw:layer="layout" svg:width="1.27cm" svg:height="1.27cm" svg:x="16.875cm" svg:y="6.68cm">
            <text:p/>
          </draw:rect>
          <draw:rect draw:style-name="gr1" draw:text-style-name="P1" draw:layer="layout" svg:width="1.27cm" svg:height="1.27cm" svg:x="16.875cm" svg:y="7.85cm">
            <text:p/>
          </draw:rect>
          <draw:rect draw:style-name="gr1" draw:text-style-name="P1" draw:layer="layout" svg:width="1.27cm" svg:height="1.27cm" svg:x="16.875cm" svg:y="9.12cm">
            <text:p/>
          </draw:rect>
        </draw:g>
        <draw:g>
          <draw:g>
            <draw:rect draw:style-name="gr1" draw:text-style-name="P1" draw:layer="layout" svg:width="1.27cm" svg:height="1.27cm" svg:x="4.175cm" svg:y="6.68cm">
              <text:p/>
            </draw:rect>
            <draw:rect draw:style-name="gr1" draw:text-style-name="P1" draw:layer="layout" svg:width="1.27cm" svg:height="1.27cm" svg:x="4.175cm" svg:y="7.85cm">
              <text:p/>
            </draw:rect>
            <draw:rect draw:style-name="gr1" draw:text-style-name="P1" draw:layer="layout" svg:width="1.27cm" svg:height="1.27cm" svg:x="4.175cm" svg:y="9.12cm">
              <text:p/>
            </draw:rect>
          </draw:g>
          <draw:g>
            <draw:rect draw:style-name="gr1" draw:text-style-name="P1" draw:layer="layout" svg:width="1.27cm" svg:height="1.27cm" svg:x="7.985cm" svg:y="6.68cm">
              <text:p/>
            </draw:rect>
            <draw:rect draw:style-name="gr1" draw:text-style-name="P1" draw:layer="layout" svg:width="1.27cm" svg:height="1.27cm" svg:x="7.985cm" svg:y="7.95cm">
              <text:p/>
            </draw:rect>
          </draw:g>
          <draw:g>
            <draw:rect draw:style-name="gr1" draw:text-style-name="P1" draw:layer="layout" svg:width="1.27cm" svg:height="1.27cm" svg:x="6.08cm" svg:y="6.68cm">
              <text:p/>
            </draw:rect>
            <draw:rect draw:style-name="gr1" draw:text-style-name="P1" draw:layer="layout" svg:width="1.27cm" svg:height="1.27cm" svg:x="6.08cm" svg:y="7.85cm">
              <text:p/>
            </draw:rect>
            <draw:rect draw:style-name="gr1" draw:text-style-name="P1" draw:layer="layout" svg:width="1.27cm" svg:height="1.27cm" svg:x="6.08cm" svg:y="9.12cm">
              <text:p/>
            </draw:rect>
          </draw:g>
          <draw:rect draw:style-name="gr1" draw:text-style-name="P1" draw:layer="layout" svg:width="1.27cm" svg:height="1.27cm" svg:x="2.27cm" svg:y="6.68cm">
            <text:p/>
          </draw:rect>
          <draw:line draw:style-name="gr3" draw:text-style-name="P1" draw:layer="layout" svg:x1="3.54cm" svg:y1="7.315cm" svg:x2="4.175cm" svg:y2="7.315cm">
            <text:p/>
          </draw:line>
          <draw:line draw:style-name="gr3" draw:text-style-name="P1" draw:layer="layout" svg:x1="5.445cm" svg:y1="7.315cm" svg:x2="6.08cm" svg:y2="7.315cm">
            <text:p/>
          </draw:line>
          <draw:line draw:style-name="gr3" draw:text-style-name="P1" draw:layer="layout" svg:x1="7.35cm" svg:y1="7.315cm" svg:x2="7.985cm" svg:y2="7.315cm">
            <text:p/>
          </draw:line>
        </draw:g>
        <draw:g>
          <draw:g>
            <draw:rect draw:style-name="gr1" draw:text-style-name="P1" draw:layer="layout" svg:width="1.27cm" svg:height="1.27cm" svg:x="11.325cm" svg:y="6.68cm">
              <text:p/>
            </draw:rect>
            <draw:rect draw:style-name="gr1" draw:text-style-name="P1" draw:layer="layout" svg:width="1.27cm" svg:height="1.27cm" svg:x="11.325cm" svg:y="7.95cm">
              <text:p/>
            </draw:rect>
          </draw:g>
          <draw:g>
            <draw:rect draw:style-name="gr1" draw:text-style-name="P1" draw:layer="layout" svg:width="1.27cm" svg:height="1.27cm" svg:x="13.23cm" svg:y="6.68cm">
              <text:p/>
            </draw:rect>
            <draw:rect draw:style-name="gr1" draw:text-style-name="P1" draw:layer="layout" svg:width="1.27cm" svg:height="1.27cm" svg:x="13.23cm" svg:y="7.85cm">
              <text:p/>
            </draw:rect>
            <draw:rect draw:style-name="gr1" draw:text-style-name="P1" draw:layer="layout" svg:width="1.27cm" svg:height="1.27cm" svg:x="13.23cm" svg:y="9.12cm">
              <text:p/>
            </draw:rect>
          </draw:g>
          <draw:line draw:style-name="gr3" draw:text-style-name="P1" draw:layer="layout" svg:x1="12.595cm" svg:y1="7.315cm" svg:x2="13.23cm" svg:y2="7.315cm">
            <text:p/>
          </draw:line>
        </draw:g>
        <draw:rect draw:style-name="gr4" draw:text-style-name="P1" draw:id="id2" draw:layer="layout" svg:width="8.255cm" svg:height="5.08cm" svg:x="1.635cm" svg:y="6.045cm">
          <text:p/>
        </draw:rect>
        <draw:rect draw:style-name="gr4" draw:text-style-name="P1" draw:id="id3" draw:layer="layout" svg:width="5.08cm" svg:height="5.08cm" svg:x="10.525cm" svg:y="6.045cm">
          <text:p/>
        </draw:rect>
        <draw:rect draw:style-name="gr4" draw:text-style-name="P1" draw:id="id4" draw:layer="layout" svg:width="2.54cm" svg:height="5.08cm" svg:x="16.24cm" svg:y="6.045cm">
          <text:p/>
        </draw:rect>
        <draw:frame draw:style-name="gr2" draw:text-style-name="P2" draw:layer="layout" svg:width="6.985cm" svg:height="1.52cm" svg:x="2.27cm" svg:y="6.715cm">
          <draw:text-box>
            <text:p text:style-name="P2"><text:span text:style-name="T2">1</text:span><text:span text:style-name="T1"> <text:s text:c="7"/>0 <text:s text:c="6"/>0 <text:s text:c="5"/>1</text:span></text:p>
          </draw:text-box>
        </draw:frame>
        <draw:frame draw:style-name="gr2" draw:text-style-name="P2" draw:layer="layout" svg:width="5.08cm" svg:height="1.52cm" svg:x="4.275cm" svg:y="7.985cm">
          <draw:text-box>
            <text:p text:style-name="P2"><text:span text:style-name="T1"><text:s/></text:span><text:span text:style-name="T1">1 <text:s text:c="6"/>3 <text:s text:c="5"/></text:span><text:span text:style-name="T2">4</text:span></text:p>
          </draw:text-box>
        </draw:frame>
        <draw:frame draw:style-name="gr2" draw:text-style-name="P3" draw:layer="layout" svg:width="5.08cm" svg:height="1.52cm" svg:x="4.275cm" svg:y="9.285cm">
          <draw:text-box>
            <text:p text:style-name="P3"><text:span text:style-name="T2"><text:s/></text:span><text:span text:style-name="T2">2 <text:s text:c="6"/>3 </text:span></text:p>
          </draw:text-box>
        </draw:frame>
        <draw:frame draw:style-name="gr2" draw:text-style-name="P2" draw:layer="layout" svg:width="3.175cm" svg:height="1.52cm" svg:x="11.26cm" svg:y="6.715cm">
          <draw:text-box>
            <text:p text:style-name="P2"><text:span text:style-name="T1"><text:s/></text:span><text:span text:style-name="T1">1 <text:s text:c="6"/>1</text:span></text:p>
          </draw:text-box>
        </draw:frame>
        <draw:frame draw:style-name="gr2" draw:text-style-name="P2" draw:layer="layout" svg:width="3.175cm" svg:height="1.52cm" svg:x="11.261cm" svg:y="8.015cm">
          <draw:text-box>
            <text:p text:style-name="P2"><text:span text:style-name="T1"><text:s/></text:span><text:span text:style-name="T2">5</text:span><text:span text:style-name="T1"> <text:s text:c="6"/>1</text:span></text:p>
          </draw:text-box>
        </draw:frame>
        <draw:frame draw:style-name="gr2" draw:text-style-name="P2" draw:layer="layout" svg:width="3.175cm" svg:height="1.52cm" svg:x="11.262cm" svg:y="9.215cm">
          <draw:text-box>
            <text:p text:style-name="P2"><text:span text:style-name="T1"><text:s/></text:span><text:span text:style-name="T2"><text:s text:c="2"/></text:span><text:span text:style-name="T1"><text:s text:c="7"/></text:span><text:span text:style-name="T2">6</text:span></text:p>
          </draw:text-box>
        </draw:frame>
        <draw:connector draw:style-name="gr3" draw:text-style-name="P1" draw:layer="layout" svg:x1="12.479cm" svg:y1="4.772cm" svg:x2="5.762cm" svg:y2="6.045cm" draw:start-shape="id1" draw:start-glue-point="7" draw:end-shape="id2" svg:d="m12479 4772v645h-6717v628">
          <text:p/>
        </draw:connector>
        <draw:connector draw:style-name="gr3" draw:text-style-name="P1" draw:layer="layout" svg:x1="13.568cm" svg:y1="4.772cm" svg:x2="13.065cm" svg:y2="6.045cm" draw:start-shape="id1" draw:start-glue-point="8" draw:end-shape="id3" svg:d="m13568 4772v645h-503v628">
          <text:p/>
        </draw:connector>
        <draw:connector draw:style-name="gr3" draw:text-style-name="P1" draw:layer="layout" svg:x1="14.907cm" svg:y1="4.789cm" svg:x2="17.51cm" svg:y2="6.045cm" draw:start-shape="id1" draw:start-glue-point="2" draw:end-shape="id4" draw:end-glue-point="0" svg:d="m14907 4789v628h2603v628">
          <text:p/>
        </draw:connector>
        <draw:frame draw:style-name="gr5" draw:text-style-name="P2" draw:layer="layout" svg:width="1.401cm" svg:height="1.288cm" svg:x="17.061cm" svg:y="6.796cm">
          <draw:text-box>
            <text:p text:style-name="P2"><text:span text:style-name="T1">0</text:span></text:p>
          </draw:text-box>
        </draw:frame>
        <draw:frame draw:style-name="gr5" draw:text-style-name="P2" draw:layer="layout" svg:width="1.401cm" svg:height="1.288cm" svg:x="17.062cm" svg:y="7.996cm">
          <draw:text-box>
            <text:p text:style-name="P2"><text:span text:style-name="T1">2</text:span></text:p>
          </draw:text-box>
        </draw:frame>
        <draw:frame draw:style-name="gr5" draw:text-style-name="P3" draw:layer="layout" svg:width="1.401cm" svg:height="1.288cm" svg:x="17.063cm" svg:y="9.296cm">
          <draw:text-box>
            <text:p text:style-name="P3"><text:span text:style-name="T2">7</text:span></text:p>
          </draw:text-box>
        </draw:frame>
        <draw:frame draw:style-name="gr6" draw:text-style-name="P4" draw:layer="layout" svg:width="1.193cm" svg:height="1.547cm" svg:x="16.861cm" svg:y="3.68cm">
          <draw:text-box>
            <text:p text:style-name="P4"><text:span text:style-name="T3">8</text:span></text:p>
          </draw:text-box>
        </draw:frame>
        <draw:frame draw:style-name="gr7" draw:text-style-name="P5" draw:layer="layout" svg:width="1.861cm" svg:height="1.868cm" svg:x="9.338cm" svg:y="2.336cm">
          <draw:text-box>
            <text:p text:style-name="P5"><text:span text:style-name="T4">R</text:span></text:p>
          </draw:text-box>
        </draw:frame>
        <draw:frame draw:style-name="gr7" draw:text-style-name="P5" draw:layer="layout" svg:width="1.861cm" svg:height="1.868cm" svg:x="12.284cm" svg:y="11.366cm">
          <draw:text-box>
            <text:p text:style-name="P5"><text:span text:style-name="T4">R</text:span></text:p>
          </draw:text-box>
        </draw:frame>
        <draw:frame draw:style-name="gr8" draw:text-style-name="P6" draw:layer="layout" svg:width="1.037cm" svg:height="1.09cm" svg:x="13.322cm" svg:y="12.247cm">
          <draw:text-box>
            <text:p text:style-name="P6"><text:span text:style-name="T5">1</text:span></text:p>
          </draw:text-box>
        </draw:frame>
        <draw:rect draw:style-name="gr4" draw:text-style-name="P1" draw:layer="layout" svg:width="7.62cm" svg:height="3.501cm" svg:x="11.16cm" svg:y="1.63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="Arrow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e Dutra</meta:initial-creator>
    <meta:creation-date>2011-02-22T22:25:16.61</meta:creation-date>
    <dc:date>2011-02-22T23:19:31.39</dc:date>
    <dc:creator>Be Dutra</dc:creator>
    <meta:editing-duration>PT00H39M03S</meta:editing-duration>
    <meta:editing-cycles>4</meta:editing-cycles>
    <meta:generator>OpenOffice.org/3.1$Win32 OpenOffice.org_project/310m19$Build-9420</meta:generator>
    <meta:document-statistic meta:object-count="61"/>
  </office:meta>
</office:document-meta>
</file>